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fc72a" officeooo:paragraph-rsid="001fc72a"/>
    </style:style>
    <style:style style:name="P2" style:family="paragraph" style:parent-style-name="Text_20_body">
      <style:text-properties officeooo:rsid="00224f96" officeooo:paragraph-rsid="00224f96"/>
    </style:style>
    <style:style style:name="P3" style:family="paragraph" style:parent-style-name="Text_20_body">
      <style:text-properties fo:font-style="italic" officeooo:rsid="002425d3" officeooo:paragraph-rsid="002425d3" style:font-style-asian="italic" style:font-style-complex="italic"/>
    </style:style>
    <style:style style:name="P4" style:family="paragraph" style:parent-style-name="Text_20_body">
      <style:text-properties fo:font-style="normal" officeooo:rsid="0025fc16" officeooo:paragraph-rsid="0025fc16" style:font-style-asian="normal" style:font-style-complex="normal"/>
    </style:style>
    <style:style style:name="P5" style:family="paragraph" style:parent-style-name="Text_20_body">
      <style:text-properties fo:font-style="normal" officeooo:rsid="002b7784" officeooo:paragraph-rsid="002b7784" style:font-style-asian="normal" style:font-style-complex="normal"/>
    </style:style>
    <style:style style:name="P6" style:family="paragraph" style:parent-style-name="Text_20_body">
      <style:text-properties fo:font-style="normal" officeooo:rsid="002d68ee" officeooo:paragraph-rsid="002eda6f" style:font-style-asian="normal" style:font-style-complex="normal"/>
    </style:style>
    <style:style style:name="P7" style:family="paragraph" style:parent-style-name="Text_20_body">
      <style:text-properties fo:font-style="normal" officeooo:rsid="002d68ee" officeooo:paragraph-rsid="0032ebbe" style:font-style-asian="normal" style:font-style-complex="normal"/>
    </style:style>
    <style:style style:name="P8" style:family="paragraph" style:parent-style-name="Text_20_body">
      <style:text-properties fo:font-style="normal" officeooo:rsid="002eda6f" officeooo:paragraph-rsid="002eda6f" style:font-style-asian="normal" style:font-style-complex="normal"/>
    </style:style>
    <style:style style:name="P9" style:family="paragraph" style:parent-style-name="Text_20_body">
      <style:text-properties fo:font-style="normal" officeooo:rsid="0032ebbe" officeooo:paragraph-rsid="0032ebbe" style:font-style-asian="normal" style:font-style-complex="normal"/>
    </style:style>
    <style:style style:name="P10" style:family="paragraph" style:parent-style-name="Text_20_body">
      <style:text-properties fo:font-style="normal" style:text-underline-style="solid" style:text-underline-width="auto" style:text-underline-color="font-color" officeooo:rsid="0034d549" officeooo:paragraph-rsid="0034d549" style:font-style-asian="normal" style:font-style-complex="normal"/>
    </style:style>
    <style:style style:name="P11" style:family="paragraph" style:parent-style-name="Text_20_body">
      <style:text-properties fo:font-style="normal" style:text-underline-style="solid" style:text-underline-width="auto" style:text-underline-color="font-color" officeooo:rsid="007ee723" officeooo:paragraph-rsid="007ee723" style:font-style-asian="normal" style:font-style-complex="normal"/>
    </style:style>
    <style:style style:name="P12" style:family="paragraph" style:parent-style-name="Text_20_body">
      <style:text-properties fo:font-style="normal" style:text-underline-style="solid" style:text-underline-width="auto" style:text-underline-color="font-color" officeooo:rsid="002eda6f" officeooo:paragraph-rsid="002ef66d" style:font-style-asian="normal" style:font-style-complex="normal"/>
    </style:style>
    <style:style style:name="P13" style:family="paragraph" style:parent-style-name="Text_20_body">
      <style:text-properties fo:font-style="normal" style:text-underline-style="solid" style:text-underline-width="auto" style:text-underline-color="font-color" officeooo:rsid="0033783f" officeooo:paragraph-rsid="0033783f" style:font-style-asian="normal" style:font-style-complex="normal"/>
    </style:style>
    <style:style style:name="P14" style:family="paragraph" style:parent-style-name="Text_20_body">
      <style:text-properties fo:font-style="normal" style:text-underline-style="solid" style:text-underline-width="auto" style:text-underline-color="font-color" officeooo:rsid="0046bf03" officeooo:paragraph-rsid="0046bf03" style:font-style-asian="normal" style:font-style-complex="normal"/>
    </style:style>
    <style:style style:name="P15" style:family="paragraph" style:parent-style-name="Text_20_body">
      <style:text-properties fo:font-style="normal" style:text-underline-style="solid" style:text-underline-width="auto" style:text-underline-color="font-color" officeooo:rsid="0055d3dd" officeooo:paragraph-rsid="0055d3dd" style:font-style-asian="normal" style:font-style-complex="normal"/>
    </style:style>
    <style:style style:name="P16" style:family="paragraph" style:parent-style-name="Text_20_body">
      <style:text-properties fo:font-style="normal" style:text-underline-style="solid" style:text-underline-width="auto" style:text-underline-color="font-color" officeooo:rsid="006683dd" officeooo:paragraph-rsid="006683dd" style:font-style-asian="normal" style:font-style-complex="normal"/>
    </style:style>
    <style:style style:name="P17" style:family="paragraph" style:parent-style-name="Text_20_body">
      <style:text-properties fo:font-style="normal" style:text-underline-style="solid" style:text-underline-width="auto" style:text-underline-color="font-color" officeooo:rsid="0073d981" officeooo:paragraph-rsid="0073d981" style:font-style-asian="normal" style:font-style-complex="normal"/>
    </style:style>
    <style:style style:name="P18" style:family="paragraph" style:parent-style-name="Text_20_body">
      <style:text-properties fo:font-style="normal" style:text-underline-style="solid" style:text-underline-width="auto" style:text-underline-color="font-color" officeooo:rsid="007d00a2" officeooo:paragraph-rsid="007d00a2" style:font-style-asian="normal" style:font-style-complex="normal"/>
    </style:style>
    <style:style style:name="P19" style:family="paragraph" style:parent-style-name="Text_20_body">
      <style:text-properties fo:font-style="normal" style:text-underline-style="solid" style:text-underline-width="auto" style:text-underline-color="font-color" officeooo:rsid="0088bf14" officeooo:paragraph-rsid="0088bf14" style:font-style-asian="normal" style:font-style-complex="normal"/>
    </style:style>
    <style:style style:name="P20" style:family="paragraph" style:parent-style-name="Text_20_body">
      <style:text-properties fo:font-style="normal" style:text-underline-style="none" officeooo:rsid="003613fd" officeooo:paragraph-rsid="003613fd" style:font-style-asian="normal" style:font-style-complex="normal"/>
    </style:style>
    <style:style style:name="P21" style:family="paragraph" style:parent-style-name="Text_20_body">
      <style:text-properties fo:font-style="normal" style:text-underline-style="none" officeooo:rsid="003c42bb" officeooo:paragraph-rsid="003c42bb" style:font-style-asian="normal" style:font-style-complex="normal"/>
    </style:style>
    <style:style style:name="P22" style:family="paragraph" style:parent-style-name="Text_20_body">
      <style:text-properties fo:font-style="normal" style:text-underline-style="none" officeooo:rsid="004864d5" officeooo:paragraph-rsid="004864d5" style:font-style-asian="normal" style:font-style-complex="normal"/>
    </style:style>
    <style:style style:name="P23" style:family="paragraph" style:parent-style-name="Text_20_body">
      <style:text-properties fo:font-style="normal" style:text-underline-style="none" officeooo:rsid="00534f19" officeooo:paragraph-rsid="00534f19" style:font-style-asian="normal" style:font-style-complex="normal"/>
    </style:style>
    <style:style style:name="P24" style:family="paragraph" style:parent-style-name="Text_20_body">
      <style:text-properties fo:font-style="normal" style:text-underline-style="none" officeooo:rsid="0065453c" officeooo:paragraph-rsid="0065453c" style:font-style-asian="normal" style:font-style-complex="normal"/>
    </style:style>
    <style:style style:name="P25" style:family="paragraph" style:parent-style-name="Text_20_body">
      <style:text-properties fo:font-style="normal" style:text-underline-style="none" officeooo:rsid="0065da8e" officeooo:paragraph-rsid="0065da8e" style:font-style-asian="normal" style:font-style-complex="normal"/>
    </style:style>
    <style:style style:name="P26" style:family="paragraph" style:parent-style-name="Text_20_body">
      <style:text-properties fo:font-style="normal" style:text-underline-style="none" officeooo:rsid="006de0a4" officeooo:paragraph-rsid="006de0a4" style:font-style-asian="normal" style:font-style-complex="normal"/>
    </style:style>
    <style:style style:name="P27" style:family="paragraph" style:parent-style-name="Text_20_body">
      <style:text-properties fo:font-style="normal" style:text-underline-style="none" officeooo:rsid="0072afc1" officeooo:paragraph-rsid="0072afc1" style:font-style-asian="normal" style:font-style-complex="normal"/>
    </style:style>
    <style:style style:name="P28" style:family="paragraph" style:parent-style-name="Text_20_body">
      <style:text-properties fo:font-style="normal" style:text-underline-style="none" officeooo:rsid="0077a208" officeooo:paragraph-rsid="0077a208" style:font-style-asian="normal" style:font-style-complex="normal"/>
    </style:style>
    <style:style style:name="P29" style:family="paragraph" style:parent-style-name="Text_20_body">
      <style:text-properties fo:font-style="normal" style:text-underline-style="none" officeooo:rsid="00796b61" officeooo:paragraph-rsid="00796b61" style:font-style-asian="normal" style:font-style-complex="normal"/>
    </style:style>
    <style:style style:name="P30" style:family="paragraph" style:parent-style-name="Text_20_body">
      <style:text-properties fo:font-style="normal" style:text-underline-style="none" officeooo:rsid="0093b3ec" officeooo:paragraph-rsid="0093b3ec" style:font-style-asian="normal" style:font-style-complex="normal"/>
    </style:style>
    <style:style style:name="P31" style:family="paragraph" style:parent-style-name="Text_20_body">
      <style:text-properties officeooo:rsid="00565679" officeooo:paragraph-rsid="00565679"/>
    </style:style>
    <style:style style:name="P32" style:family="paragraph" style:parent-style-name="Text_20_body">
      <style:text-properties officeooo:rsid="005a4592" officeooo:paragraph-rsid="005a4592"/>
    </style:style>
    <style:style style:name="P33" style:family="paragraph" style:parent-style-name="Text_20_body">
      <style:text-properties officeooo:rsid="005d6f8c" officeooo:paragraph-rsid="005d6f8c"/>
    </style:style>
    <style:style style:name="P34" style:family="paragraph" style:parent-style-name="Text_20_body">
      <style:text-properties officeooo:rsid="006025ba" officeooo:paragraph-rsid="006025ba"/>
    </style:style>
    <style:style style:name="P35" style:family="paragraph" style:parent-style-name="Text_20_body">
      <style:text-properties officeooo:rsid="006213a3" officeooo:paragraph-rsid="006213a3"/>
    </style:style>
    <style:style style:name="P36" style:family="paragraph" style:parent-style-name="Text_20_body">
      <style:text-properties officeooo:rsid="00629675" officeooo:paragraph-rsid="00629675"/>
    </style:style>
    <style:style style:name="P37" style:family="paragraph" style:parent-style-name="Text_20_body">
      <style:text-properties officeooo:rsid="006444b0" officeooo:paragraph-rsid="006444b0"/>
    </style:style>
    <style:style style:name="P38" style:family="paragraph" style:parent-style-name="Text_20_body">
      <style:text-properties officeooo:rsid="0067a4d6" officeooo:paragraph-rsid="0067a4d6"/>
    </style:style>
    <style:style style:name="P39" style:family="paragraph" style:parent-style-name="Text_20_body">
      <style:text-properties officeooo:rsid="006fd0a2" officeooo:paragraph-rsid="006fd0a2"/>
    </style:style>
    <style:style style:name="P40" style:family="paragraph" style:parent-style-name="Text_20_body">
      <style:text-properties officeooo:rsid="0070590a" officeooo:paragraph-rsid="0070590a"/>
    </style:style>
    <style:style style:name="P41" style:family="paragraph" style:parent-style-name="Text_20_body">
      <style:text-properties officeooo:rsid="0072afc1" officeooo:paragraph-rsid="0072afc1"/>
    </style:style>
    <style:style style:name="P42" style:family="paragraph" style:parent-style-name="Text_20_body">
      <style:text-properties officeooo:rsid="0073d981" officeooo:paragraph-rsid="0073d981"/>
    </style:style>
    <style:style style:name="P43" style:family="paragraph" style:parent-style-name="Text_20_body">
      <style:text-properties officeooo:rsid="0077a208" officeooo:paragraph-rsid="0077a208"/>
    </style:style>
    <style:style style:name="P44" style:family="paragraph" style:parent-style-name="Text_20_body">
      <style:text-properties style:text-underline-style="none" officeooo:rsid="007faf18" officeooo:paragraph-rsid="007faf18"/>
    </style:style>
    <style:style style:name="P45" style:family="paragraph" style:parent-style-name="Text_20_body">
      <style:text-properties style:text-underline-style="none" officeooo:rsid="0082cb29" officeooo:paragraph-rsid="0082cb29"/>
    </style:style>
    <style:style style:name="P46" style:family="paragraph" style:parent-style-name="Text_20_body">
      <style:text-properties style:text-underline-style="none" officeooo:rsid="00863cc2" officeooo:paragraph-rsid="00863cc2"/>
    </style:style>
    <style:style style:name="P47" style:family="paragraph" style:parent-style-name="Text_20_body">
      <style:text-properties style:text-underline-style="none" officeooo:rsid="008dff32" officeooo:paragraph-rsid="008dff32"/>
    </style:style>
    <style:style style:name="P48" style:family="paragraph" style:parent-style-name="Text_20_body">
      <style:text-properties style:text-underline-style="none" officeooo:rsid="008fbdbe" officeooo:paragraph-rsid="008fbdbe"/>
    </style:style>
    <style:style style:name="P49" style:family="paragraph" style:parent-style-name="Text_20_body">
      <style:text-properties style:text-underline-style="solid" style:text-underline-width="auto" style:text-underline-color="font-color" officeooo:rsid="00205346" officeooo:paragraph-rsid="00205346"/>
    </style:style>
    <style:style style:name="P50" style:family="paragraph" style:parent-style-name="Text_20_body">
      <style:text-properties style:text-underline-style="solid" style:text-underline-width="auto" style:text-underline-color="font-color" officeooo:rsid="005a4592" officeooo:paragraph-rsid="005a4592"/>
    </style:style>
    <style:style style:name="P51" style:family="paragraph" style:parent-style-name="Text_20_body">
      <style:text-properties style:text-underline-style="solid" style:text-underline-width="auto" style:text-underline-color="font-color" officeooo:rsid="00629675" officeooo:paragraph-rsid="00629675"/>
    </style:style>
    <style:style style:name="P52" style:family="paragraph" style:parent-style-name="Text_20_body">
      <style:text-properties style:text-underline-style="solid" style:text-underline-width="auto" style:text-underline-color="font-color" officeooo:rsid="00703156" officeooo:paragraph-rsid="00703156"/>
    </style:style>
    <style:style style:name="P53" style:family="paragraph" style:parent-style-name="Text_20_body">
      <style:text-properties style:text-underline-style="solid" style:text-underline-width="auto" style:text-underline-color="font-color" officeooo:rsid="00824078" officeooo:paragraph-rsid="00824078"/>
    </style:style>
    <style:style style:name="P54" style:family="paragraph" style:parent-style-name="Text_20_body">
      <style:text-properties style:text-underline-style="solid" style:text-underline-width="auto" style:text-underline-color="font-color" officeooo:rsid="0084b124" officeooo:paragraph-rsid="0084b124"/>
    </style:style>
    <style:style style:name="P55" style:family="paragraph" style:parent-style-name="Title">
      <style:text-properties officeooo:rsid="001fc72a" officeooo:paragraph-rsid="001fc72a"/>
    </style:style>
    <style:style style:name="P56" style:family="paragraph" style:parent-style-name="Text_20_body" style:list-style-name="L1">
      <style:text-properties fo:font-style="normal" officeooo:rsid="0032ebbe" officeooo:paragraph-rsid="0032ebbe" style:font-style-asian="normal" style:font-style-complex="normal"/>
    </style:style>
    <style:style style:name="P57" style:family="paragraph" style:parent-style-name="Text_20_body" style:list-style-name="L2">
      <style:text-properties fo:font-style="normal" style:text-underline-style="none" officeooo:rsid="003c42bb" officeooo:paragraph-rsid="003c42bb" style:font-style-asian="normal" style:font-style-complex="normal"/>
    </style:style>
    <style:style style:name="P58" style:family="paragraph" style:parent-style-name="Text_20_body" style:list-style-name="L2">
      <style:text-properties fo:font-style="normal" style:text-underline-style="none" officeooo:rsid="003ce8df" officeooo:paragraph-rsid="003ce8df" style:font-style-asian="normal" style:font-style-complex="normal"/>
    </style:style>
    <style:style style:name="P59" style:family="paragraph" style:parent-style-name="Text_20_body" style:list-style-name="L2">
      <style:text-properties fo:font-style="normal" style:text-underline-style="none" officeooo:rsid="003e377a" officeooo:paragraph-rsid="003e377a" style:font-style-asian="normal" style:font-style-complex="normal"/>
    </style:style>
    <style:style style:name="P60" style:family="paragraph" style:parent-style-name="Text_20_body" style:list-style-name="L2">
      <style:text-properties fo:font-style="normal" style:text-underline-style="none" officeooo:rsid="003f9e35" officeooo:paragraph-rsid="003f9e35" style:font-style-asian="normal" style:font-style-complex="normal"/>
    </style:style>
    <style:style style:name="P61" style:family="paragraph" style:parent-style-name="Text_20_body" style:list-style-name="L2">
      <style:text-properties fo:font-style="normal" style:text-underline-style="none" officeooo:rsid="00417c45" officeooo:paragraph-rsid="00417c45" style:font-style-asian="normal" style:font-style-complex="normal"/>
    </style:style>
    <style:style style:name="P62" style:family="paragraph" style:parent-style-name="Text_20_body" style:list-style-name="L2">
      <style:text-properties fo:font-style="normal" style:text-underline-style="none" officeooo:rsid="00432b7a" officeooo:paragraph-rsid="00432b7a" style:font-style-asian="normal" style:font-style-complex="normal"/>
    </style:style>
    <style:style style:name="P63" style:family="paragraph" style:parent-style-name="Text_20_body" style:list-style-name="L3">
      <style:text-properties fo:font-style="normal" style:text-underline-style="none" officeooo:rsid="004a26e9" officeooo:paragraph-rsid="004a26e9" style:font-style-asian="normal" style:font-style-complex="normal"/>
    </style:style>
    <style:style style:name="P64" style:family="paragraph" style:parent-style-name="Text_20_body" style:list-style-name="L4">
      <style:text-properties fo:font-style="normal" style:text-underline-style="none" officeooo:rsid="00870168" officeooo:paragraph-rsid="00870168" style:font-style-asian="normal" style:font-style-complex="normal"/>
    </style:style>
    <style:style style:name="P65" style:family="paragraph" style:parent-style-name="Text_20_body" style:list-style-name="L4">
      <style:text-properties fo:font-style="normal" style:text-underline-style="none" officeooo:rsid="0087c501" officeooo:paragraph-rsid="0087c501" style:font-style-asian="normal" style:font-style-complex="normal"/>
    </style:style>
    <style:style style:name="P66" style:family="paragraph" style:parent-style-name="Text_20_body" style:list-style-name="L4">
      <style:text-properties fo:font-style="normal" style:text-underline-style="none" officeooo:rsid="0088bf14" officeooo:paragraph-rsid="0088bf14" style:font-style-asian="normal" style:font-style-complex="normal"/>
    </style:style>
    <style:style style:name="P67" style:family="paragraph" style:parent-style-name="Text_20_body">
      <style:text-properties fo:font-style="normal" style:text-underline-style="solid" style:text-underline-width="auto" style:text-underline-color="font-color" officeooo:rsid="003b6cf5" officeooo:paragraph-rsid="003b6cf5" style:font-style-asian="normal" style:font-style-complex="normal"/>
    </style:style>
    <style:style style:name="P68" style:family="paragraph" style:parent-style-name="Text_20_body" style:list-style-name="L3">
      <style:text-properties officeooo:paragraph-rsid="004d3bd3"/>
    </style:style>
    <style:style style:name="P69" style:family="paragraph" style:parent-style-name="Text_20_body" style:list-style-name="L3">
      <style:text-properties officeooo:rsid="005158fe" officeooo:paragraph-rsid="005158fe"/>
    </style:style>
    <style:style style:name="P70" style:family="paragraph" style:parent-style-name="Text_20_body" style:list-style-name="L3">
      <style:text-properties officeooo:rsid="0052594f" officeooo:paragraph-rsid="0052594f"/>
    </style:style>
    <style:style style:name="P71" style:family="paragraph" style:parent-style-name="Text_20_body">
      <style:text-properties style:text-underline-style="none" officeooo:rsid="008b57cf" officeooo:paragraph-rsid="00e005b5"/>
    </style:style>
    <style:style style:name="T1" style:family="text">
      <style:text-properties officeooo:rsid="002425d3"/>
    </style:style>
    <style:style style:name="T2" style:family="text">
      <style:text-properties officeooo:rsid="0027cb34"/>
    </style:style>
    <style:style style:name="T3" style:family="text">
      <style:text-properties fo:font-style="italic" style:font-style-asian="italic" style:font-style-complex="italic"/>
    </style:style>
    <style:style style:name="T4" style:family="text">
      <style:text-properties fo:font-style="italic" officeooo:rsid="002ef66d" style:font-style-asian="italic" style:font-style-complex="italic"/>
    </style:style>
    <style:style style:name="T5" style:family="text">
      <style:text-properties fo:font-style="italic" officeooo:rsid="008e1515" style:font-style-asian="italic" style:font-style-complex="italic"/>
    </style:style>
    <style:style style:name="T6" style:family="text">
      <style:text-properties fo:font-style="italic" officeooo:rsid="008ebc78" style:font-style-asian="italic" style:font-style-complex="italic"/>
    </style:style>
    <style:style style:name="T7" style:family="text">
      <style:text-properties fo:font-style="italic" style:text-underline-style="solid" style:text-underline-width="auto" style:text-underline-color="font-color" officeooo:rsid="0027cb34" style:font-style-asian="italic" style:font-style-complex="italic"/>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fo:font-weight="bold" officeooo:rsid="008ebc78" style:font-style-asian="italic" style:font-weight-asian="bold" style:font-style-complex="italic" style:font-weight-complex="bold"/>
    </style:style>
    <style:style style:name="T10" style:family="text">
      <style:text-properties fo:font-style="italic" style:text-underline-style="none" style:font-style-asian="italic" style:font-style-complex="italic"/>
    </style:style>
    <style:style style:name="T11" style:family="text">
      <style:text-properties fo:font-style="italic" style:text-underline-style="none" officeooo:rsid="005be65d" style:font-style-asian="italic" style:font-style-complex="italic"/>
    </style:style>
    <style:style style:name="T12" style:family="text">
      <style:text-properties fo:font-style="italic" style:text-underline-style="none" officeooo:rsid="0074a34a" style:font-style-asian="italic" style:font-style-complex="italic"/>
    </style:style>
    <style:style style:name="T13" style:family="text">
      <style:text-properties fo:font-style="italic" style:text-underline-style="none" officeooo:rsid="006398c8" style:font-style-asian="italic" style:font-style-complex="italic"/>
    </style:style>
    <style:style style:name="T14" style:family="text">
      <style:text-properties fo:font-style="italic" style:text-underline-style="none" officeooo:rsid="006973d0" style:font-style-asian="italic" style:font-style-complex="italic"/>
    </style:style>
    <style:style style:name="T15" style:family="text">
      <style:text-properties fo:font-style="italic" style:text-underline-style="none" officeooo:rsid="0071e9bb" style:font-style-asian="italic" style:font-style-complex="italic"/>
    </style:style>
    <style:style style:name="T16" style:family="text">
      <style:text-properties fo:font-style="italic" style:text-underline-style="none" fo:font-weight="bold" style:font-style-asian="italic" style:font-weight-asian="bold" style:font-style-complex="italic" style:font-weight-complex="bold"/>
    </style:style>
    <style:style style:name="T17" style:family="text">
      <style:text-properties fo:font-style="italic" style:text-underline-style="none" fo:font-weight="bold" officeooo:rsid="005be65d" style:font-style-asian="italic" style:font-weight-asian="bold" style:font-style-complex="italic" style:font-weight-complex="bold"/>
    </style:style>
    <style:style style:name="T18" style:family="text">
      <style:text-properties fo:font-style="italic" style:text-underline-style="none" fo:font-weight="bold" officeooo:rsid="006398c8" style:font-style-asian="italic" style:font-weight-asian="bold" style:font-style-complex="italic" style:font-weight-complex="bold"/>
    </style:style>
    <style:style style:name="T19" style:family="text">
      <style:text-properties fo:font-style="italic" style:text-underline-style="none" fo:font-weight="bold" officeooo:rsid="006973d0" style:font-style-asian="italic" style:font-weight-asian="bold" style:font-style-complex="italic" style:font-weight-complex="bold"/>
    </style:style>
    <style:style style:name="T20" style:family="text">
      <style:text-properties fo:font-style="italic" style:text-underline-style="none" fo:font-weight="bold" officeooo:rsid="0071e9bb" style:font-style-asian="italic" style:font-weight-asian="bold" style:font-style-complex="italic" style:font-weight-complex="bold"/>
    </style:style>
    <style:style style:name="T21" style:family="text">
      <style:text-properties fo:font-style="italic" style:text-underline-style="none" fo:font-weight="bold" officeooo:rsid="0074a34a" style:font-style-asian="italic" style:font-weight-asian="bold" style:font-style-complex="italic" style:font-weight-complex="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2ef66d" style:font-style-asian="italic" style:font-weight-asian="bold" style:font-style-complex="italic" style:font-weight-complex="bold"/>
    </style:style>
    <style:style style:name="T24" style:family="text">
      <style:text-properties fo:font-style="italic" fo:font-weight="bold" officeooo:rsid="008e1515" style:font-style-asian="italic" style:font-weight-asian="bold" style:font-style-complex="italic" style:font-weight-complex="bold"/>
    </style:style>
    <style:style style:name="T25" style:family="text">
      <style:text-properties fo:font-style="italic" fo:font-weight="bold" officeooo:rsid="008ebc78"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officeooo:rsid="002ef66d"/>
    </style:style>
    <style:style style:name="T28" style:family="text">
      <style:text-properties officeooo:rsid="0030bbc1"/>
    </style:style>
    <style:style style:name="T29" style:family="text">
      <style:text-properties officeooo:rsid="003128eb"/>
    </style:style>
    <style:style style:name="T30" style:family="text">
      <style:text-properties officeooo:rsid="00367aae"/>
    </style:style>
    <style:style style:name="T31" style:family="text">
      <style:text-properties officeooo:rsid="0039901c"/>
    </style:style>
    <style:style style:name="T32" style:family="text">
      <style:text-properties officeooo:rsid="003e752e"/>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officeooo:rsid="004d3bd3" style:font-style-asian="normal" style:font-style-complex="normal"/>
    </style:style>
    <style:style style:name="T35" style:family="text">
      <style:text-properties fo:font-style="normal" style:text-underline-style="none" officeooo:rsid="004e3a66" style:font-style-asian="normal" style:font-style-complex="normal"/>
    </style:style>
    <style:style style:name="T36" style:family="text">
      <style:text-properties fo:font-style="normal" style:text-underline-style="none" officeooo:rsid="004fb490" style:font-style-asian="normal" style:font-style-complex="normal"/>
    </style:style>
    <style:style style:name="T37" style:family="text">
      <style:text-properties fo:font-style="normal" style:text-underline-style="none" officeooo:rsid="004fdd4d" style:font-style-asian="normal" style:font-style-complex="normal"/>
    </style:style>
    <style:style style:name="T38" style:family="text">
      <style:text-properties fo:font-style="normal" style:text-underline-style="none" officeooo:rsid="0051993f" style:font-style-asian="normal" style:font-style-complex="normal"/>
    </style:style>
    <style:style style:name="T39" style:family="text">
      <style:text-properties fo:font-style="normal" style:text-underline-style="none" officeooo:rsid="0058287f" style:font-style-asian="normal" style:font-style-complex="normal"/>
    </style:style>
    <style:style style:name="T40" style:family="text">
      <style:text-properties fo:font-style="normal" style:text-underline-style="none" officeooo:rsid="0059395e" style:font-style-asian="normal" style:font-style-complex="normal"/>
    </style:style>
    <style:style style:name="T41" style:family="text">
      <style:text-properties fo:font-style="normal" style:text-underline-style="none" officeooo:rsid="005be65d" style:font-style-asian="normal" style:font-style-complex="normal"/>
    </style:style>
    <style:style style:name="T42" style:family="text">
      <style:text-properties fo:font-style="normal" style:text-underline-style="none" officeooo:rsid="005ebc28" style:font-style-asian="normal" style:font-style-complex="normal"/>
    </style:style>
    <style:style style:name="T43" style:family="text">
      <style:text-properties fo:font-style="normal" style:text-underline-style="none" officeooo:rsid="0062222c" style:font-style-asian="normal" style:font-style-complex="normal"/>
    </style:style>
    <style:style style:name="T44" style:family="text">
      <style:text-properties fo:font-style="normal" style:text-underline-style="none" officeooo:rsid="006398c8" style:font-style-asian="normal" style:font-style-complex="normal"/>
    </style:style>
    <style:style style:name="T45" style:family="text">
      <style:text-properties fo:font-style="normal" style:text-underline-style="none" officeooo:rsid="006973d0" style:font-style-asian="normal" style:font-style-complex="normal"/>
    </style:style>
    <style:style style:name="T46" style:family="text">
      <style:text-properties fo:font-style="normal" style:text-underline-style="none" officeooo:rsid="006c8152" style:font-style-asian="normal" style:font-style-complex="normal"/>
    </style:style>
    <style:style style:name="T47" style:family="text">
      <style:text-properties fo:font-style="normal" style:text-underline-style="none" officeooo:rsid="0070140c" style:font-style-asian="normal" style:font-style-complex="normal"/>
    </style:style>
    <style:style style:name="T48" style:family="text">
      <style:text-properties fo:font-style="normal" style:text-underline-style="none" officeooo:rsid="0071e9bb" style:font-style-asian="normal" style:font-style-complex="normal"/>
    </style:style>
    <style:style style:name="T49" style:family="text">
      <style:text-properties fo:font-style="normal" style:text-underline-style="none" officeooo:rsid="0072f11c" style:font-style-asian="normal" style:font-style-complex="normal"/>
    </style:style>
    <style:style style:name="T50" style:family="text">
      <style:text-properties fo:font-style="normal" style:text-underline-style="none" officeooo:rsid="0074a34a" style:font-style-asian="normal" style:font-style-complex="normal"/>
    </style:style>
    <style:style style:name="T51" style:family="text">
      <style:text-properties fo:font-style="normal" style:text-underline-style="none" officeooo:rsid="0075b1fa" style:font-style-asian="normal" style:font-style-complex="normal"/>
    </style:style>
    <style:style style:name="T52" style:family="text">
      <style:text-properties fo:font-style="normal" style:text-underline-style="none" fo:font-weight="bold" style:font-style-asian="normal" style:font-weight-asian="bold" style:font-style-complex="normal" style:font-weight-complex="bold"/>
    </style:style>
    <style:style style:name="T53" style:family="text">
      <style:text-properties fo:font-style="normal" style:text-underline-style="none" fo:font-weight="bold" officeooo:rsid="0074a34a" style:font-style-asian="normal" style:font-weight-asian="bold" style:font-style-complex="normal" style:font-weight-complex="bold"/>
    </style:style>
    <style:style style:name="T54" style:family="text">
      <style:text-properties fo:font-style="normal" style:text-underline-style="none" fo:font-weight="normal" style:font-style-asian="normal" style:font-weight-asian="normal" style:font-style-complex="normal" style:font-weight-complex="normal"/>
    </style:style>
    <style:style style:name="T55" style:family="text">
      <style:text-properties fo:font-style="normal" style:font-style-asian="normal" style:font-style-complex="normal"/>
    </style:style>
    <style:style style:name="T56" style:family="text">
      <style:text-properties fo:font-style="normal" officeooo:rsid="00805fa8" style:font-style-asian="normal" style:font-style-complex="normal"/>
    </style:style>
    <style:style style:name="T57" style:family="text">
      <style:text-properties fo:font-style="normal" officeooo:rsid="00832eaf" style:font-style-asian="normal" style:font-style-complex="normal"/>
    </style:style>
    <style:style style:name="T58" style:family="text">
      <style:text-properties fo:font-style="normal" officeooo:rsid="008e1515" style:font-style-asian="normal" style:font-style-complex="normal"/>
    </style:style>
    <style:style style:name="T59" style:family="text">
      <style:text-properties fo:font-style="normal" officeooo:rsid="008ebc78" style:font-style-asian="normal" style:font-style-complex="normal"/>
    </style:style>
    <style:style style:name="T60" style:family="text">
      <style:text-properties fo:font-style="normal" officeooo:rsid="00910fd9" style:font-style-asian="normal" style:font-style-complex="normal"/>
    </style:style>
    <style:style style:name="T61" style:family="text">
      <style:text-properties fo:font-style="normal" officeooo:rsid="0092660f" style:font-style-asian="normal" style:font-style-complex="normal"/>
    </style:style>
    <style:style style:name="T62" style:family="text">
      <style:text-properties fo:font-style="normal" officeooo:rsid="0058287f" style:font-style-asian="normal" style:font-style-complex="normal"/>
    </style:style>
    <style:style style:name="T63" style:family="text">
      <style:text-properties fo:font-style="normal" officeooo:rsid="0062222c" style:font-style-asian="normal" style:font-style-complex="normal"/>
    </style:style>
    <style:style style:name="T64" style:family="text">
      <style:text-properties fo:font-style="normal" officeooo:rsid="0070140c" style:font-style-asian="normal" style:font-style-complex="normal"/>
    </style:style>
    <style:style style:name="T65" style:family="text">
      <style:text-properties fo:font-style="normal" style:text-underline-style="solid" style:text-underline-width="auto" style:text-underline-color="font-color" style:font-style-asian="normal" style:font-style-complex="normal"/>
    </style:style>
    <style:style style:name="T66" style:family="text">
      <style:text-properties fo:font-style="normal" style:text-underline-style="solid" style:text-underline-width="auto" style:text-underline-color="font-color" officeooo:rsid="006398c8" style:font-style-asian="normal" style:font-style-complex="normal"/>
    </style:style>
    <style:style style:name="T6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8" style:family="text">
      <style:text-properties officeooo:rsid="0043c034"/>
    </style:style>
    <style:style style:name="T69" style:family="text">
      <style:text-properties officeooo:rsid="004a26e9"/>
    </style:style>
    <style:style style:name="T70" style:family="text">
      <style:text-properties officeooo:rsid="004b82a4"/>
    </style:style>
    <style:style style:name="T71" style:family="text">
      <style:text-properties fo:font-weight="bold" style:font-weight-asian="bold" style:font-weight-complex="bold"/>
    </style:style>
    <style:style style:name="T72" style:family="text">
      <style:text-properties officeooo:rsid="00b350a6"/>
    </style:style>
    <style:style style:name="T73" style:family="text">
      <style:text-properties officeooo:rsid="00b464b8"/>
    </style:style>
    <style:style style:name="T74" style:family="text">
      <style:text-properties fo:font-weight="normal" style:font-weight-asian="normal" style:font-weight-complex="normal"/>
    </style:style>
    <style:style style:name="T75"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Concurrency</text:p>
      <text:p text:style-name="P1">Locks</text:p>
      <text:p text:style-name="P49">28.1 Locks: The Basic Idea</text:p>
      <text:p text:style-name="P2">A lock is just a vairable, it must be declared. <text:span text:style-name="T1">Example: </text:span></text:p>
      <text:p text:style-name="P3"><text:span text:style-name="T71">lock_t mutex;<text:tab/></text:span><text:tab/>// Globally-allocated lock ‘mutex’</text:p>
      <text:p text:style-name="P4">The lock variable holds the state of the lock at any instant in time. <text:span text:style-name="T2">It is either </text:span><text:span text:style-name="T7">available</text:span><text:span text:style-name="T2">, no threads hold the lock, (unlocked or free) or </text:span><text:span text:style-name="T7">acquired</text:span><text:span text:style-name="T2">, exactly one thread holds the lock and is presumably in a critical section (locked or held). </text:span></text:p>
      <text:p text:style-name="P5">Calling lock tries to acquire the lock. </text:p>
      <text:p text:style-name="P5">Calling unlock to make the lock avilable again. </text:p>
      <text:p text:style-name="P6">If a <text:span text:style-name="T22">thread</text:span> holds a <text:span text:style-name="T22">lock</text:span>, it is said to be the <text:span text:style-name="T71">owner</text:span> of the <text:span text:style-name="T22">lock</text:span>.</text:p>
      <text:p text:style-name="P8">Locks are created by the programmer and scheduled by the OS. </text:p>
      <text:p text:style-name="P12">28.2 Pthread Locks</text:p>
      <text:p text:style-name="P7"><text:span text:style-name="T27">The POSIX library uses the name “</text:span><text:span text:style-name="T23">mutex</text:span><text:span text:style-name="T27">” for a </text:span><text:span text:style-name="T23">lock</text:span><text:span text:style-name="T27"> </text:span><text:span text:style-name="T28">to provi</text:span><text:span text:style-name="T72">d</text:span><text:span text:style-name="T28">e mutua</text:span><text:span text:style-name="T73">l</text:span><text:span text:style-name="T28"> exclusion between thread</text:span><text:span text:style-name="T29">s. </text:span></text:p>
      <text:p text:style-name="P9">There are 2 strategies / approaches: </text:p>
      <text:list xml:id="list4290067102" text:style-name="L1">
        <text:list-item>
          <text:p text:style-name="P56"><text:span text:style-name="T22">Coarsed-grained</text:span> (big lock used any time any critical section is accessed)</text:p>
        </text:list-item>
        <text:list-item>
          <text:p text:style-name="P56"><text:span text:style-name="T22">Fine-grained</text:span> (protect different data with different locks, allowing more threads to be in locked code at once)</text:p>
        </text:list-item>
      </text:list>
      <text:p text:style-name="P13">28.3 Building A Lock</text:p>
      <text:p text:style-name="P10">Crux: How Do We Build a Lock?</text:p>
      <text:p text:style-name="P20">To build a lock, we need help from the hardware <text:span text:style-name="T30">&amp; the OS. </text:span><text:span text:style-name="T31">Hardware primitives are added to the instruction sets of various computer architectures. </text:span></text:p>
      <text:p text:style-name="P67">28.4 Evaluating Locks</text:p>
      <text:p text:style-name="P21">To evaluate if a lock works we establish some basic criterias: </text:p>
      <text:list xml:id="list3477524411" text:style-name="L2">
        <text:list-item>
          <text:p text:style-name="P57">Provide <text:span text:style-name="T22">mutual exclusion</text:span>, does the lock work? </text:p>
        </text:list-item>
        <text:list-item>
          <text:p text:style-name="P58"><text:span text:style-name="T22">Fairness</text:span>, does each thread contending for a lock get a fair shot at acquiring it once it is free?</text:p>
          <text:list>
            <text:list-item>
              <text:p text:style-name="P59">Does any thread contending for a lock starve while doing so? <text:span text:style-name="T32">(more extreme)</text:span></text:p>
            </text:list-item>
          </text:list>
        </text:list-item>
        <text:list-item>
          <text:p text:style-name="P60"><text:span text:style-name="T22">Performance</text:span>, what time overheads are added by using the lock.</text:p>
          <text:list>
            <text:list-item>
              <text:p text:style-name="P61">No contention case, <text:span text:style-name="T68">What is the overhead of grabbing and realeasing a lock for one single thread? </text:span></text:p>
            </text:list-item>
            <text:list-item>
              <text:p text:style-name="P61">Are there performance concearns when multiple threads tries to grab the lock? </text:p>
            </text:list-item>
            <text:list-item>
              <text:p text:style-name="P62"><text:soft-page-break/>How does the lock perform when we have multiple CPUs involved and threads on each contending for a lock? </text:p>
            </text:list-item>
          </text:list>
        </text:list-item>
      </text:list>
      <text:p text:style-name="P14">28.5 Controlling interrupts</text:p>
      <text:p text:style-name="P22">An early solution to <text:s/>provide mutual exclusion was to <text:span text:style-name="T75">disable interrupts</text:span>. <text:span text:style-name="T69">This was simple but has many negatives:</text:span></text:p>
      <text:list xml:id="list3419080804" text:style-name="L3">
        <text:list-item>
          <text:p text:style-name="P63">We must allow any calling thread to performa <text:s/>privaleged operation (turning interrupts on and off). <text:span text:style-name="T70">This requires to much trust between allpicaitons and is not safe. </text:span></text:p>
        </text:list-item>
        <text:list-item>
          <text:p text:style-name="P68"><text:span text:style-name="T34">This approach does not work on multiprocessors (an interrupt will not stop other processors from </text:span><text:span text:style-name="T35">grabbing</text:span><text:span text:style-name="T34"> the lock </text:span><text:span text:style-name="T36">and multiprocessors are today commonpl</text:span><text:span text:style-name="T37">ace</text:span><text:span text:style-name="T34">). </text:span></text:p>
        </text:list-item>
        <text:list-item>
          <text:p text:style-name="P69"><text:span text:style-name="T34">T</text:span><text:span text:style-name="T33">urning off interrupt could lead to lost interrupts </text:span><text:span text:style-name="T38">leading to serious systems problems. </text:span></text:p>
        </text:list-item>
        <text:list-item>
          <text:p text:style-name="P70"><text:span text:style-name="T38">I</text:span><text:span text:style-name="T33">nefficient approach as compared to normal intruction execution, code that masks or unmasks interrupts tends to be executed slowly by modern CPUs. </text:span></text:p>
        </text:list-item>
      </text:list>
      <text:p text:style-name="P23">This solution may be used within the OS itself when it uses interrupt masking to guarantee atomicity when accessing its own data structure. Trust issues dissapears inside the OS, so this makes sense!</text:p>
      <text:p text:style-name="P15">28.6 A Failed Attempt: Just Using Loads/Stores</text:p>
      <text:p text:style-name="P31"><text:span text:style-name="T33">Both threads are able to enter the critical section </text:span><text:span text:style-name="T40">(incorrect)</text:span></text:p>
      <text:p text:style-name="P31"><text:span text:style-name="T33">Threads are using </text:span><text:span text:style-name="T16">spin-waiting</text:span><text:span text:style-name="T33"> to check the status of the flag, this is ineffective </text:span><text:span text:style-name="T39">(bad performance)</text:span></text:p>
      <text:p text:style-name="P50"><text:span text:style-name="T62">2</text:span><text:span text:style-name="T55">8.7 Building Spin Locks with Test-And-Set</text:span></text:p>
      <text:p text:style-name="P32"><text:span text:style-name="T33">As interrupt disabling and </text:span><text:span text:style-name="T16">loads &amp; stores</text:span><text:span text:style-name="T33"> did not work, system designers started to invent hardare support for locks. </text:span><text:span text:style-name="T41">The simplest one to understand is what is known as a </text:span><text:span text:style-name="T17">test-and-set</text:span><text:span text:style-name="T11"> instruction</text:span><text:span text:style-name="T41">, also known as </text:span><text:span text:style-name="T17">atomic exchange</text:span><text:span text:style-name="T41">. </text:span></text:p>
      <text:p text:style-name="P33"><text:span text:style-name="T41">T</text:span><text:span text:style-name="T33">he </text:span><text:span text:style-name="T16">test-and-set</text:span><text:span text:style-name="T33"> instruction is enough to build a simple spin lock, </text:span><text:span text:style-name="T42">the first mutual exclusion primitive: </text:span></text:p>
      <text:p text:style-name="P34"><text:span text:style-name="T42">v</text:span><text:span text:style-name="T33">oid lock(lock_t* lock) { while(TestAndSet(&amp;lock→flag, 1) == 1); }</text:span></text:p>
      <text:p text:style-name="P35"><text:span text:style-name="T33">[The mechanism will spin based on CPU clock until the lock can be set</text:span><text:span text:style-name="T43">]</text:span></text:p>
      <text:p text:style-name="P51"><text:span text:style-name="T63">2</text:span><text:span text:style-name="T55">8.8 Evaluating Spin Locks</text:span></text:p>
      <text:p text:style-name="P24"><text:span text:style-name="T22">Spinlocks</text:span> requires <text:span text:style-name="T75">preemptive scheduling</text:span>. </text:p>
      <text:p text:style-name="P36"><text:span text:style-name="T16">Spinlocks</text:span><text:span text:style-name="T33"> does not provide any </text:span><text:span text:style-name="T65">fairness gurantees</text:span><text:span text:style-name="T33">. </text:span><text:span text:style-name="T66">Simple</text:span><text:span text:style-name="T44"> </text:span><text:span text:style-name="T18">spinlocks</text:span><text:span text:style-name="T44"> are </text:span><text:span text:style-name="T66">not fair</text:span><text:span text:style-name="T44"> and may lead to </text:span><text:span text:style-name="T18">starvation</text:span><text:span text:style-name="T44">. </text:span></text:p>
      <text:p text:style-name="P37"><text:span text:style-name="T18">P</text:span><text:span text:style-name="T16">erformance</text:span><text:span text:style-name="T33"> overheads for </text:span><text:span text:style-name="T16">spinlocks</text:span><text:span text:style-name="T33"> can aso be quite painful. </text:span></text:p>
      <text:p text:style-name="P25">Spinlock can be effective using 1 thread / CPU</text:p>
      <text:p text:style-name="P16">28.9 Compare-And-Swap</text:p>
      <text:p text:style-name="P38"><text:span text:style-name="T33">The </text:span><text:span text:style-name="T16">compare-and-swap</text:span><text:span text:style-name="T33"> </text:span><text:span text:style-name="T46">(SPARC)</text:span><text:span text:style-name="T33">, </text:span><text:span text:style-name="T45">or </text:span><text:span text:style-name="T19">compare-and-exchange</text:span><text:span text:style-name="T45"> </text:span><text:span text:style-name="T46">(x86)</text:span><text:span text:style-name="T45">,</text:span><text:span text:style-name="T33"> is another </text:span><text:span text:style-name="T67">hardware primitve</text:span><text:span text:style-name="T33"> that some systems provide. </text:span></text:p>
      <text:p text:style-name="P26"><text:soft-page-break/>Void lock(lock_t* lock) { while(CompareAndSwap(&amp;lock→flag, o), 0, 1); }</text:p>
      <text:p text:style-name="P39"><text:span text:style-name="T33">Much more powerful than </text:span><text:span text:style-name="T16">TestAndSet</text:span><text:span text:style-name="T33">. </text:span><text:span text:style-name="T47">It simple checks if the flag Is 0 and if so, atomically swaps in a 1 thus acquiring the lock. </text:span></text:p>
      <text:p text:style-name="P52"><text:span text:style-name="T64">2</text:span><text:span text:style-name="T55">8.10 Load-Linked and Store-Conditional</text:span></text:p>
      <text:p text:style-name="P40"><text:span text:style-name="T33">2 different instructions used together. </text:span><text:span text:style-name="T20">Load-linked</text:span><text:span text:style-name="T48"> works like a load-instruction and fetches a value from memory and places it in a register. </text:span><text:span text:style-name="T20">Store-conditional</text:span><text:span text:style-name="T48"> which only succeeds if no interveening store to the address has taken place. In case of success the store conditional returns 1 and updates the value at ptr to value. It it fails, ptr is not updates and 0 is returned. </text:span></text:p>
      <text:p text:style-name="P41"><text:span text:style-name="T48">V</text:span><text:span text:style-name="T33">oid lock(lock_t* lock) { </text:span></text:p>
      <text:p text:style-name="P27">while(1)</text:p>
      <text:p text:style-name="P27">{</text:p>
      <text:p text:style-name="P27"><text:tab/>while (LoadLinked(&amp;lock→flag) == 1);</text:p>
      <text:p text:style-name="P41"><text:span text:style-name="T33"><text:tab/>if (StoreConditional(&amp;lock→flag, 1) == 1) </text:span><text:span text:style-name="T49">return; </text:span></text:p>
      <text:p text:style-name="P27">}</text:p>
      <text:p text:style-name="P17">28.11 Fetch-And-Add</text:p>
      <text:p text:style-name="P42"><text:span text:style-name="T16">Atomically</text:span><text:span text:style-name="T33"> increments a value while returning a the old value at a particular address. </text:span><text:span text:style-name="T50">The </text:span><text:span text:style-name="T21">fetch-and-add</text:span><text:span text:style-name="T50"> instruction can be used to build an interesting </text:span><text:span text:style-name="T12">ticket lock</text:span><text:span text:style-name="T50"> </text:span><text:span text:style-name="T51">(using a ticker and a turn variable). </text:span></text:p>
      <text:p text:style-name="P43"><text:span text:style-name="T51">V</text:span><text:span text:style-name="T33">oid lock(lock_t* lock)</text:span></text:p>
      <text:p text:style-name="P28">{</text:p>
      <text:p text:style-name="P28">int myturn = FetchAndAdd(&amp;lock→ticket);</text:p>
      <text:p text:style-name="P28">while (lock→turn != myturn);</text:p>
      <text:p text:style-name="P28">}</text:p>
      <text:p text:style-name="P29">This solution ensure progress for all threads (important difference).</text:p>
      <text:p text:style-name="P18">28.12 Too Much Spinning: What Now?</text:p>
      <text:p text:style-name="P11">The Crux: How Do We Avoid Spinning?</text:p>
      <text:p text:style-name="P44"><text:span text:style-name="T55">We will need OS-suppor</text:span><text:span text:style-name="T56">t too!</text:span></text:p>
      <text:p text:style-name="P53"><text:span text:style-name="T56">2</text:span><text:span text:style-name="T55">8.13 A Simple Approach: Just Yield, Baby</text:span></text:p>
      <text:p text:style-name="P45"><text:span text:style-name="T55">When we are going to spin, we give the CPU to another thread (thread is </text:span><text:span text:style-name="T22">yielded</text:span><text:span text:style-name="T55">). </text:span><text:span text:style-name="T57">This approach is still costly as the cost of context switching is substantial and it is not tackeling the starvation problem at all. </text:span></text:p>
      <text:p text:style-name="P54"><text:span text:style-name="T57">2</text:span><text:span text:style-name="T55">8.14 Using Queues: Sleeping Instead Of Spinning</text:span></text:p>
      <text:p text:style-name="P46"><text:span text:style-name="T55">The earlier approaches leave to much to chance. Through the OS, we provide a queue of which threads that next gets to acquire the lock. We use the procedures </text:span><text:span text:style-name="T22">park()</text:span><text:span text:style-name="T3"> </text:span><text:span text:style-name="T55">(puts a calling thread to sleep)</text:span><text:span text:style-name="T3"> </text:span><text:span text:style-name="T55">and </text:span><text:span text:style-name="T22">unpark()</text:span><text:span text:style-name="T55"> (to wake a particular thread). </text:span></text:p>
      <text:list xml:id="list289747849" text:style-name="L4">
        <text:list-item>
          <text:p text:style-name="P64"><text:soft-page-break/>A more efficient lock is is made (combined test-and-set and explicit queue of lock waiters</text:p>
        </text:list-item>
        <text:list-item>
          <text:p text:style-name="P64">We avoid staration using a queue to control who get the lock next. </text:p>
        </text:list-item>
        <text:list-item>
          <text:p text:style-name="P65">Still using some spin-lock, but it is limited</text:p>
        </text:list-item>
        <text:list-item>
          <text:p text:style-name="P66">resonably approach</text:p>
        </text:list-item>
      </text:list>
      <text:p text:style-name="P19">28.15 Different OS, Different Support</text:p>
      <text:p text:style-name="P71"><text:span text:style-name="T55">E.g. </text:span><text:span text:style-name="T65">Linux</text:span><text:span text:style-name="T55"> provides a </text:span><text:span text:style-name="T22">futex</text:span><text:span text:style-name="T55"> similar to the solaris interface but provide more in-kernel functionality.</text:span></text:p>
      <text:p text:style-name="P19">28.16 Two-Phase Locks</text:p>
      <text:p text:style-name="P47"><text:span text:style-name="T55">A flavor of an old approach </text:span><text:span text:style-name="T58">(Linux is using </text:span><text:span text:style-name="T24">two-phase locks</text:span><text:span text:style-name="T58">). <text:s/></text:span><text:span text:style-name="T59">The techniques relizes that spinning can be useful, particularly, if the lock is about to be released. </text:span></text:p>
      <text:p text:style-name="P48"><text:span text:style-name="T9">F</text:span><text:span text:style-name="T8">irst phase:</text:span><text:span text:style-name="T55"> the lock spins for a while, hoping it can acquire the lock</text:span></text:p>
      <text:p text:style-name="P48"><text:span text:style-name="T8">Second phase:</text:span><text:span text:style-name="T55"> </text:span><text:span text:style-name="T60">Entered if the lock is not acquired during first phase. The caller is put to sleep, and only woken up when the lock becomes free later. </text:span><text:span text:style-name="T61">Making a single general-purposed lock, good for all possible use cases is quite challenging. </text:span></text:p>
      <text:p text:style-name="P19">28.17 Summary</text:p>
      <text:p text:style-name="P30">Real are locks are provided through hardware support (more powerful instructions) plus some operating system support (park, unpark primitives [solaris] and futex [linu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0T14:36:14.900841040</meta:creation-date>
    <dc:date>2021-01-07T20:24:05.197141417</dc:date>
    <meta:editing-duration>PT2H54M2S</meta:editing-duration>
    <meta:editing-cycles>180</meta:editing-cycles>
    <meta:generator>LibreOffice/6.4.6.2$Linux_X86_64 LibreOffice_project/40$Build-2</meta:generator>
    <meta:document-statistic meta:table-count="0" meta:image-count="0" meta:object-count="0" meta:page-count="4" meta:paragraph-count="86" meta:word-count="1099" meta:character-count="6655" meta:non-whitespace-character-count="5620"/>
  </office:meta>
</office:document-meta>
</file>